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3.54cm" svg:y="3.159cm">
          <text:p text:style-name="P1">BB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0.144cm" svg:y="3.159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0.144cm" svg:y="10.271cm">
          <text:p text:style-name="P1">DIO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3.048cm" svg:x="17.002cm" svg:y="1.381cm">
          <text:p text:style-name="P1">MID4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048cm" svg:height="3.048cm" svg:x="17.256cm" svg:y="6.08cm">
          <text:p text:style-name="P1">DS32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1-21T11:48:29.570003180</meta:creation-date>
    <dc:date>2014-11-21T12:28:49.776235474</dc:date>
    <dc:creator>Mark Mara</dc:creator>
    <meta:editing-duration>PT25M10S</meta:editing-duration>
    <meta:editing-cycles>1</meta:editing-cycles>
    <meta:document-statistic meta:object-count="5"/>
    <meta:generator>LibreOffice/4.2.7.2$Linux_X86_64 LibreOffice_project/420m0$Build-2</meta:generator>
  </office:meta>
</office:document-meta>
</file>